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8cm" fo:margin-left="-0.034cm" fo:margin-right="0.074cm" fo:margin-top="0cm" fo:margin-bottom="0cm" style:page-number="auto" table:align="margins"/>
    </style:style>
    <style:style style:name="Table1.A" style:family="table-column">
      <style:table-column-properties style:column-width="0.857cm" style:rel-column-width="3537*"/>
    </style:style>
    <style:style style:name="Table1.B" style:family="table-column">
      <style:table-column-properties style:column-width="0.836cm" style:rel-column-width="3450*"/>
    </style:style>
    <style:style style:name="Table1.C" style:family="table-column">
      <style:table-column-properties style:column-width="4.568cm" style:rel-column-width="18853*"/>
    </style:style>
    <style:style style:name="Table1.D" style:family="table-column">
      <style:table-column-properties style:column-width="0.584cm" style:rel-column-width="2409*"/>
    </style:style>
    <style:style style:name="Table1.E" style:family="table-column">
      <style:table-column-properties style:column-width="4.516cm" style:rel-column-width="18634*"/>
    </style:style>
    <style:style style:name="Table1.F" style:family="table-column">
      <style:table-column-properties style:column-width="4.519cm" style:rel-column-width="18652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18" style:family="table-row">
      <style:table-row-properties style:min-row-height="0.143cm"/>
    </style:style>
    <style:style style:name="Table1.A18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5.921cm" fo:margin-top="0cm" fo:margin-bottom="0cm" table:align="margins" style:may-break-between-rows="false"/>
    </style:style>
    <style:style style:name="Table4.A" style:family="table-column">
      <style:table-column-properties style:column-width="0.975cm" style:rel-column-width="4015*"/>
    </style:style>
    <style:style style:name="Table4.B" style:family="table-column">
      <style:table-column-properties style:column-width="6.983cm" style:rel-column-width="28745*"/>
    </style:style>
    <style:style style:name="Table4.C" style:family="table-column">
      <style:table-column-properties style:column-width="7.962cm" style:rel-column-width="32775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7.77cm" fo:margin-top="0cm" fo:margin-bottom="0cm" table:align="margins"/>
    </style:style>
    <style:style style:name="Table6.A" style:family="table-column">
      <style:table-column-properties style:column-width="7.77cm" style:rel-column-width="6553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5.921cm" fo:margin-top="0cm" fo:margin-bottom="0cm" table:align="margins"/>
    </style:style>
    <style:style style:name="Table7.A" style:family="table-column">
      <style:table-column-properties style:column-width="7.96cm" style:rel-column-width="32767*"/>
    </style:style>
    <style:style style:name="Table7.B" style:family="table-column">
      <style:table-column-properties style:column-width="7.96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text-align="start" style:justify-single-word="false"/>
      <style:text-properties style:font-name="Tahoma" fo:font-size="11pt" style:font-size-asian="11pt" style:font-name-complex="Tahoma" style:font-size-complex="11pt"/>
    </style:style>
    <style:style style:name="P19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20" style:family="paragraph" style:parent-style-name="Table_20_Contents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Tahoma" fo:font-size="11pt" style:font-size-asian="11pt" style:font-name-complex="Tahoma" style:font-size-complex="11pt"/>
    </style:style>
    <style:style style:name="P22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23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24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26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28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9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30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31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2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3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34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9">{nama_satker}</text:p>
            <text:p text:style-name="P1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BA-2</text:p>
          </table:table-cell>
        </table:table-row>
        <table:table-row>
          <table:table-cell table:style-name="Table1.A1" table:number-columns-spanned="6" office:value-type="string">
            <text:p text:style-name="P5"/>
            <text:p text:style-name="P6">BERITA ACARA</text:p>
            <text:p text:style-name="P6">PENGAMBILAN {ISI1} SAKSI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<text:s text:c="5"/>Pada hari ini {nama_hari} {tgl_surat_terbilang} jam {jam_surat} bertempat di {lokasi_surat}, saya <text:s/>Jaksa Penyidik {isi2}: 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ama}</text:p>
          </table:table-cell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4">Pangkat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pangkat}</text:p>
          </table:table-cell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4">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nip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1"/>
            <text:p text:style-name="P2">Telah mengambil {isi1} seorang saksi: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nama_saksi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Tempat lahir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tempat_lahir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Umur / Tanggal lahir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umur} Tahun / {tgl_lahir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Jenis kelami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jenis_kelamin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Kebangsaan / Kewarganegara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kewarganegaraan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Tempat tinggal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alamat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Agam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agama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Pekerja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pekerjaan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Pendidik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pendidikan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1"/>
            <text:p text:style-name="P2">Sesuai dengan agama/kepercayaan {agama} yang dianutnya dengan disaksikan ole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24">1.</text:p>
          </table:table-cell>
          <table:table-cell table:style-name="Table1.A18" office:value-type="string">
            <text:p text:style-name="P14">Nama {isi3}</text:p>
          </table:table-cell>
          <table:table-cell table:style-name="Table1.A18" office:value-type="string">
            <text:p text:style-name="P13">: </text:p>
          </table:table-cell>
          <table:table-cell table:style-name="Table1.A18" table:number-columns-spanned="2" office:value-type="string">
            <text:p text:style-name="P15">{namasks1}</text:p>
          </table:table-cell>
          <table:covered-table-cell/>
        </table:table-row>
        <table:table-row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14">Pangkat</text:p>
          </table:table-cell>
          <table:table-cell table:style-name="Table1.A18" office:value-type="string">
            <text:p text:style-name="P14">: </text:p>
          </table:table-cell>
          <table:table-cell table:style-name="Table1.A18" table:number-columns-spanned="2" office:value-type="string">
            <text:p text:style-name="P15">{pangkatsks1}</text:p>
          </table:table-cell>
          <table:covered-table-cell/>
        </table:table-row>
        <table:table-row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28"/>
          </table:table-cell>
          <table:table-cell table:style-name="Table1.A18" office:value-type="string">
            <text:p text:style-name="P15">NIP</text:p>
          </table:table-cell>
          <table:table-cell table:style-name="Table1.A18" office:value-type="string">
            <text:p text:style-name="P15">:</text:p>
          </table:table-cell>
          <table:table-cell table:style-name="Table1.A18" table:number-columns-spanned="2" office:value-type="string">
            <text:p text:style-name="P15">{nipsks1}<text:span text:style-name="T1"> </text:span></text:p>
          </table:table-cell>
          <table:covered-table-cell/>
        </table:table-row>
        <table:table-row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24">2.</text:p>
          </table:table-cell>
          <table:table-cell table:style-name="Table1.A18" office:value-type="string">
            <text:p text:style-name="P14">Nama{isi4}</text:p>
          </table:table-cell>
          <table:table-cell table:style-name="Table1.A18" office:value-type="string">
            <text:p text:style-name="P13">: </text:p>
          </table:table-cell>
          <table:table-cell table:style-name="Table1.A18" table:number-columns-spanned="2" office:value-type="string">
            <text:p text:style-name="P15">{namasks2}</text:p>
          </table:table-cell>
          <table:covered-table-cell/>
        </table:table-row>
        <table:table-row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1"/>
          </table:table-cell>
          <table:table-cell table:style-name="Table1.A18" office:value-type="string">
            <text:p text:style-name="P14">Pangkat</text:p>
          </table:table-cell>
          <table:table-cell table:style-name="Table1.A18" office:value-type="string">
            <text:p text:style-name="P14">: </text:p>
          </table:table-cell>
          <table:table-cell table:style-name="Table1.A18" table:number-columns-spanned="2" office:value-type="string">
            <text:p text:style-name="P15">{pangkatsks2}</text:p>
          </table:table-cell>
          <table:covered-table-cell/>
        </table:table-row>
        <table:table-row>
          <table:table-cell table:style-name="Table1.A18" office:value-type="string">
            <text:p text:style-name="P1"/>
          </table:table-cell>
          <table:table-cell table:style-name="Table1.A18" office:value-type="string">
            <text:p text:style-name="P11"/>
          </table:table-cell>
          <table:table-cell table:style-name="Table1.A18" office:value-type="string">
            <text:p text:style-name="P15">NIP</text:p>
          </table:table-cell>
          <table:table-cell table:style-name="Table1.A18" office:value-type="string">
            <text:p text:style-name="P15">:</text:p>
          </table:table-cell>
          <table:table-cell table:style-name="Table1.A18" table:number-columns-spanned="2" office:value-type="string">
            <text:p text:style-name="P15">{nipsks2}<text:span text:style-name="T1"> 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Sesuai dengan {isi12}, maka untuk menguatkan keterangannya sebagai saksi dalam perkara tersangka {isi13}, sebagaimana yang tercantum dalam Berita Acara Pemeriksaan saksi tanggal {isi14} yang dibuat oleh Jaksa Penyidik {nama} oleh karena diduga bahwa ia tidak akan dapat hadir dalam pemeriksaan pengadilan pada hari yang ditetapkan.</text:p>
            <text:p text:style-name="P2">--------------------Dengan mengucapkan lafal sumpah/janji sebagai berikut:-----------------</text:p>
            <text:p text:style-name="P2">“Demi Allah, saya bersumpah bahwa keterangan yang akan saya berikan di hadapan Jaksa Penyidik pada {Isi15}{isi15} pada tanggal {isi14} . Dalam perkara pidana an. Tersangka {isi13} adalah keterangan yang benar dan tidak lain daripada yang sebenarnya, apabila keterangan saya tersebut bohong maka saya bersedia menanggung resiko sesuai dengan ketentuan hukum yang berlaku”. (untuk agama Kristen/Katholik ditambah kalimat, “Semoga Tuhan menolong saya”).</text:p>
            <text:p text:style-name="P2">-------------------Selesai mengucapkan lafal sumpah/janji, maka ia membubuhkan tanda tanggannya di bawah ini beserta 2 orang saksi tersebut di atas.-------------------------------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7">Saksi-saksi,</text:p>
          </table:table-cell>
          <table:table-cell table:style-name="Table4.A1" table:number-rows-spanned="5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7">Yang bersumpah/berjanji,</text:p>
                </table:table-cell>
              </table:table-row>
              <table:table-row>
                <table:table-cell table:style-name="Table6.A1" office:value-type="string">
                  <text:p text:style-name="P3"><text:s/></text:p>
                  <text:p text:style-name="P3"/>
                  <text:p text:style-name="P3"/>
                </table:table-cell>
              </table:table-row>
              <table:table-row>
                <table:table-cell table:style-name="Table6.A1" office:value-type="string">
                  <text:p text:style-name="P17">{nama_saksi}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4.A1" office:value-type="string">
            <text:p text:style-name="P11">1.</text:p>
          </table:table-cell>
          <table:table-cell table:style-name="Table4.A1" office:value-type="string">
            <text:p text:style-name="P12"/>
            <text:p text:style-name="P3"/>
            <text:p text:style-name="P3"/>
          </table:table-cell>
          <table:covered-table-cell/>
        </table:table-row>
        <table:table-row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6">{namasks1}</text:p>
            <text:p text:style-name="P22">{pangkatsks1}/ NIP. {nipsks1}</text:p>
          </table:table-cell>
          <table:covered-table-cell/>
        </table:table-row>
        <table:table-row>
          <table:table-cell table:style-name="Table4.A1" office:value-type="string">
            <text:p text:style-name="P11">2.</text:p>
          </table:table-cell>
          <table:table-cell table:style-name="Table4.A1" office:value-type="string">
            <text:p text:style-name="P12"/>
            <text:p text:style-name="P3"/>
            <text:p text:style-name="P3"/>
          </table:table-cell>
          <table:covered-table-cell/>
        </table:table-row>
        <table:table-row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6">{namasks2}</text:p>
            <text:p text:style-name="P22">{pangkatsks2}/ NIP. {nipsks2}</text:p>
          </table:table-cell>
          <table:covered-table-cell/>
        </table:table-row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</table:table>
      <text:p text:style-name="P19">Demikian Berita Acara Pengambilan {isi1} saksi ini saya buat dengan sebenarnya atas kekuatan sumpah jabatan, kemudian saya tutup dan ditandatangani bersama para saksi pada hari dan tanggal sebagaimana tersebut di atas.</text:p>
      <text:p text:style-name="P1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1">Yang Mengambil Sumpah,</text:p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  <text:p text:style-name="P20"/>
            <text:p text:style-name="P20"/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7">{nama}</text:p>
            <text:p text:style-name="P8">{pangkat}/ NIP. {nip}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6-03-01T13:10:17.49</dc:date>
    <meta:editing-cycles>124</meta:editing-cycles>
    <meta:editing-duration>P1DT3H37M6S</meta:editing-duration>
    <meta:document-statistic meta:table-count="4" meta:image-count="0" meta:object-count="0" meta:page-count="2" meta:paragraph-count="91" meta:word-count="301" meta:character-count="2176"/>
    <meta:template xlink:type="simple" xlink:actuate="onRequest" xlink:title="" xlink:href="../pidsus14report.odt/Normal.dotm"/>
  </office:meta>
</office:document-meta>
</file>